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f546" officeooo:paragraph-rsid="000ff546"/>
    </style:style>
    <style:style style:name="P2" style:family="paragraph" style:parent-style-name="Standard">
      <style:paragraph-properties fo:text-align="center" style:justify-single-word="false"/>
      <style:text-properties officeooo:rsid="000ff546" officeooo:paragraph-rsid="000ff5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rrett Hill and Eric Fields</text:p>
      <text:p text:style-name="P1">CMSC388Z</text:p>
      <text:p text:style-name="P1">11/16/21</text:p>
      <text:p text:style-name="P2">Project Milestone 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6T10:31:51.978134859</meta:creation-date>
    <dc:date>2021-11-16T10:32:56.210619603</dc:date>
    <meta:editing-duration>PT1M4S</meta:editing-duration>
    <meta:editing-cycles>1</meta:editing-cycles>
    <meta:document-statistic meta:table-count="0" meta:image-count="0" meta:object-count="0" meta:page-count="1" meta:paragraph-count="4" meta:word-count="10" meta:character-count="63" meta:non-whitespace-character-count="57"/>
    <meta:generator>LibreOffice/7.1.7.2$Linux_X86_64 LibreOffice_project/10$Build-2</meta:generator>
  </office:meta>
</office:document-meta>
</file>